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OpenSymbol" svg:font-family="OpenSymbol"/>
    <style:font-face style:name="Times New Roman1" svg:font-family="'Times New 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1" fo:font-style="normal" style:text-underline-style="none" fo:font-weight="bold" style:font-size-asian="10.5pt"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style:font-name="Arial1" fo:font-style="normal" style:text-underline-style="none" fo:font-weight="normal" style:font-size-asian="10.5pt"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style:font-name="Arial1" fo:font-size="16pt" fo:font-style="normal" style:text-underline-style="none" fo:font-weight="bold" officeooo:paragraph-rsid="0014df61"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style:font-name="Arial2" fo:font-weight="bold" style:font-weight-asian="bold" style:font-weight-complex="bold"/>
    </style:style>
    <style:style style:name="P6" style:family="paragraph" style:parent-style-name="Normal">
      <style:paragraph-properties fo:text-align="start" style:justify-single-word="false" style:writing-mode="lr-tb"/>
      <style:text-properties fo:font-weight="bold" officeooo:rsid="001bfcc7" officeooo:paragraph-rsid="001bfcc7" style:font-weight-asian="bold" style:font-weight-complex="bold"/>
    </style:style>
    <style:style style:name="P7" style:family="paragraph" style:parent-style-name="Normal">
      <style:paragraph-properties fo:text-align="start" style:justify-single-word="false" style:writing-mode="lr-tb"/>
    </style:style>
    <style:style style:name="P8" style:family="paragraph" style:parent-style-name="Normal">
      <style:paragraph-properties fo:text-align="start" style:justify-single-word="false" style:writing-mode="lr-tb"/>
      <style:text-properties style:font-name="Arial2" fo:font-weight="bold" style:font-weight-asian="bold" style:font-weight-complex="bold"/>
    </style:style>
    <style:style style:name="P9" style:family="paragraph" style:parent-style-name="Normal">
      <style:paragraph-properties fo:text-align="start" style:justify-single-word="false" style:writing-mode="lr-tb"/>
      <style:text-properties style:font-name="Arial2" fo:font-weight="bold" officeooo:rsid="0014df61" officeooo:paragraph-rsid="0014df61" style:font-weight-asian="bold" style:font-weight-complex="bold"/>
    </style:style>
    <style:style style:name="P10" style:family="paragraph" style:parent-style-name="Normal">
      <style:paragraph-properties fo:text-align="start" style:justify-single-word="false" style:writing-mode="lr-tb"/>
      <style:text-properties style:font-name="Arial2" fo:font-weight="bold" officeooo:rsid="0014df61" officeooo:paragraph-rsid="001bfcc7" style:font-weight-asian="bold" style:font-weight-complex="bold"/>
    </style:style>
    <style:style style:name="P11" style:family="paragraph" style:parent-style-name="Normal">
      <style:paragraph-properties fo:text-align="start" style:justify-single-word="false" style:writing-mode="lr-tb"/>
      <style:text-properties style:font-name="Arial2" fo:font-weight="bold" officeooo:rsid="00174e99" officeooo:paragraph-rsid="0017ab97" style:font-weight-asian="bold" style:font-weight-complex="bold"/>
    </style:style>
    <style:style style:name="P12" style:family="paragraph" style:parent-style-name="Normal">
      <style:paragraph-properties fo:text-align="start" style:justify-single-word="false" style:writing-mode="lr-tb"/>
      <style:text-properties style:font-name="Arial2" fo:font-weight="bold" officeooo:rsid="001cd61c" officeooo:paragraph-rsid="001cd61c" style:font-weight-asian="bold" style:font-weight-complex="bold"/>
    </style:style>
    <style:style style:name="P13" style:family="paragraph" style:parent-style-name="Normal">
      <style:paragraph-properties fo:text-align="start" style:justify-single-word="false" style:writing-mode="lr-tb"/>
      <style:text-properties style:font-name="Arial2" fo:font-weight="bold" officeooo:rsid="001bfcc7" officeooo:paragraph-rsid="001bfcc7" style:font-weight-asian="bold" style:font-weight-complex="bold"/>
    </style:style>
    <style:style style:name="P14" style:family="paragraph" style:parent-style-name="Normal">
      <style:paragraph-properties fo:text-align="start" style:justify-single-word="false" style:writing-mode="lr-tb"/>
      <style:text-properties style:font-name="Arial2" fo:font-weight="bold" officeooo:rsid="00187053" officeooo:paragraph-rsid="00187053" style:font-weight-asian="bold" style:font-weight-complex="bold"/>
    </style:style>
    <style:style style:name="P15" style:family="paragraph" style:parent-style-name="Normal">
      <style:paragraph-properties fo:text-align="start" style:justify-single-word="false" style:writing-mode="lr-tb"/>
      <style:text-properties style:font-name="Arial2" fo:font-weight="bold" officeooo:rsid="001f1db4" officeooo:paragraph-rsid="001f1db4" style:font-weight-asian="bold" style:font-weight-complex="bold"/>
    </style:style>
    <style:style style:name="P16" style:family="paragraph" style:parent-style-name="Normal">
      <style:paragraph-properties fo:text-align="start" style:justify-single-word="false" style:writing-mode="lr-tb"/>
      <style:text-properties style:font-name="Arial2" fo:font-weight="bold" officeooo:rsid="001f1db4" officeooo:paragraph-rsid="00237d3d" style:font-weight-asian="bold" style:font-weight-complex="bold"/>
    </style:style>
    <style:style style:name="P17" style:family="paragraph" style:parent-style-name="Normal">
      <style:paragraph-properties fo:text-align="start" style:justify-single-word="false" style:writing-mode="lr-tb"/>
      <style:text-properties style:font-name="Arial2" fo:font-weight="bold" officeooo:rsid="0021dfe7" officeooo:paragraph-rsid="0021dfe7" style:font-weight-asian="bold" style:font-weight-complex="bold"/>
    </style:style>
    <style:style style:name="P18" style:family="paragraph" style:parent-style-name="Normal">
      <style:paragraph-properties fo:text-align="start" style:justify-single-word="false" style:writing-mode="lr-tb"/>
      <style:text-properties style:font-name="Arial2" fo:font-weight="bold" officeooo:rsid="002ed660" officeooo:paragraph-rsid="002ed660" style:font-weight-asian="bold" style:font-weight-complex="bold"/>
    </style:style>
    <style:style style:name="P19" style:family="paragraph" style:parent-style-name="Normal">
      <style:paragraph-properties fo:text-align="start" style:justify-single-word="false" style:writing-mode="lr-tb"/>
      <style:text-properties style:font-name="Arial2" fo:font-weight="normal" officeooo:rsid="001bfcc7" officeooo:paragraph-rsid="001bfcc7" style:font-weight-asian="normal" style:font-weight-complex="normal"/>
    </style:style>
    <style:style style:name="P20" style:family="paragraph" style:parent-style-name="Normal">
      <style:paragraph-properties fo:text-align="start" style:justify-single-word="false" style:writing-mode="lr-tb"/>
      <style:text-properties style:font-name="Arial2" fo:font-weight="normal" officeooo:rsid="001cd61c" officeooo:paragraph-rsid="001cd61c" style:font-weight-asian="normal" style:font-weight-complex="normal"/>
    </style:style>
    <style:style style:name="P21" style:family="paragraph" style:parent-style-name="Normal">
      <style:paragraph-properties fo:text-align="start" style:justify-single-word="false" style:writing-mode="lr-tb"/>
      <style:text-properties style:font-name="Arial2" fo:font-weight="normal" officeooo:rsid="0014df61" officeooo:paragraph-rsid="0014df61" style:font-weight-asian="normal" style:font-weight-complex="normal"/>
    </style:style>
    <style:style style:name="P22" style:family="paragraph" style:parent-style-name="Normal">
      <style:paragraph-properties fo:text-align="start" style:justify-single-word="false" style:writing-mode="lr-tb"/>
      <style:text-properties style:font-name="Arial2" fo:font-weight="normal" officeooo:rsid="0017ab97" officeooo:paragraph-rsid="0017ab97" style:font-weight-asian="normal" style:font-weight-complex="normal"/>
    </style:style>
    <style:style style:name="P23" style:family="paragraph" style:parent-style-name="Normal">
      <style:paragraph-properties fo:text-align="start" style:justify-single-word="false" style:writing-mode="lr-tb"/>
      <style:text-properties style:font-name="Arial2" fo:font-weight="normal" officeooo:rsid="001a2007" officeooo:paragraph-rsid="00187053" style:font-weight-asian="normal" style:font-weight-complex="normal"/>
    </style:style>
    <style:style style:name="P24" style:family="paragraph" style:parent-style-name="Normal">
      <style:paragraph-properties fo:text-align="start" style:justify-single-word="false" style:writing-mode="lr-tb"/>
      <style:text-properties style:font-name="Arial2" fo:font-weight="normal" officeooo:rsid="001a2007" officeooo:paragraph-rsid="001f1db4" style:font-weight-asian="normal" style:font-weight-complex="normal"/>
    </style:style>
    <style:style style:name="P25" style:family="paragraph" style:parent-style-name="Normal">
      <style:paragraph-properties fo:text-align="start" style:justify-single-word="false" style:writing-mode="lr-tb"/>
      <style:text-properties style:font-name="Arial2" fo:font-weight="normal" officeooo:rsid="001a2007" officeooo:paragraph-rsid="00256436" style:font-weight-asian="normal" style:font-weight-complex="normal"/>
    </style:style>
    <style:style style:name="P26" style:family="paragraph" style:parent-style-name="Normal">
      <style:paragraph-properties fo:text-align="start" style:justify-single-word="false" style:writing-mode="lr-tb"/>
      <style:text-properties style:font-name="Arial2" fo:font-weight="normal" officeooo:rsid="001f1db4" officeooo:paragraph-rsid="001f1db4" style:font-weight-asian="normal" style:font-weight-complex="normal"/>
    </style:style>
    <style:style style:name="P27" style:family="paragraph" style:parent-style-name="Normal">
      <style:paragraph-properties fo:text-align="start" style:justify-single-word="false" style:writing-mode="lr-tb"/>
      <style:text-properties style:font-name="Arial2" fo:font-weight="normal" officeooo:rsid="0020f558" officeooo:paragraph-rsid="0020f558" style:font-weight-asian="normal" style:font-weight-complex="normal"/>
    </style:style>
    <style:style style:name="P28" style:family="paragraph" style:parent-style-name="Normal">
      <style:paragraph-properties fo:text-align="start" style:justify-single-word="false" style:writing-mode="lr-tb"/>
      <style:text-properties style:font-name="Arial2" fo:font-weight="normal" officeooo:rsid="002f8e4f" officeooo:paragraph-rsid="002f8e4f" style:font-weight-asian="normal" style:font-weight-complex="normal"/>
    </style:style>
    <style:style style:name="P29" style:family="paragraph" style:parent-style-name="Normal">
      <style:paragraph-properties fo:text-align="start" style:justify-single-word="false" style:writing-mode="lr-tb"/>
      <style:text-properties style:font-name="Arial2" style:text-underline-style="solid" style:text-underline-width="auto" style:text-underline-color="font-color" fo:font-weight="normal" officeooo:rsid="001bfcc7" officeooo:paragraph-rsid="001bfcc7" style:font-weight-asian="normal" style:font-weight-complex="normal"/>
    </style:style>
    <style:style style:name="P30" style:family="paragraph" style:parent-style-name="Normal">
      <style:paragraph-properties fo:text-align="start" style:justify-single-word="false" style:writing-mode="lr-tb"/>
      <style:text-properties officeooo:rsid="001bfcc7" officeooo:paragraph-rsid="001bfcc7"/>
    </style:style>
    <style:style style:name="P31" style:family="paragraph" style:parent-style-name="Normal">
      <style:paragraph-properties fo:text-align="start" style:justify-single-word="false" style:writing-mode="lr-tb"/>
      <style:text-properties officeooo:rsid="001cd61c" officeooo:paragraph-rsid="001cd61c"/>
    </style:style>
    <style:style style:name="P32" style:family="paragraph" style:parent-style-name="Normal">
      <style:paragraph-properties fo:text-align="start" style:justify-single-word="false" style:writing-mode="lr-tb"/>
      <style:text-properties style:font-name="Courier 10 Pitch" fo:font-weight="normal" officeooo:rsid="001f1db4" officeooo:paragraph-rsid="001f1db4" style:font-weight-asian="normal" style:font-weight-complex="normal"/>
    </style:style>
    <style:style style:name="P33" style:family="paragraph" style:parent-style-name="Normal">
      <style:paragraph-properties fo:text-align="start" style:justify-single-word="false" style:writing-mode="lr-tb"/>
      <style:text-properties style:font-name="Courier 10 Pitch" fo:font-weight="normal" officeooo:rsid="001f1db4" officeooo:paragraph-rsid="00237d3d" style:font-weight-asian="normal" style:font-weight-complex="normal"/>
    </style:style>
    <style:style style:name="P34" style:family="paragraph" style:parent-style-name="Normal">
      <style:paragraph-properties fo:text-align="start" style:justify-single-word="false" style:writing-mode="lr-tb"/>
      <style:text-properties style:font-name="Courier 10 Pitch" fo:font-weight="normal" officeooo:rsid="00256436" officeooo:paragraph-rsid="00256436" style:font-weight-asian="normal" style:font-weight-complex="normal"/>
    </style:style>
    <style:style style:name="P35" style:family="paragraph" style:parent-style-name="Normal">
      <style:paragraph-properties fo:text-align="start" style:justify-single-word="false" style:writing-mode="lr-tb"/>
      <style:text-properties fo:color="#000000" style:font-name="Courier 10 Pitch" fo:font-size="12pt" fo:font-weight="normal" officeooo:rsid="001f1db4" officeooo:paragraph-rsid="001f1db4" fo:background-color="transparent" style:font-weight-asian="normal" style:font-weight-complex="normal"/>
    </style:style>
    <style:style style:name="P36" style:family="paragraph" style:parent-style-name="Normal">
      <style:paragraph-properties fo:text-align="start" style:justify-single-word="false" style:writing-mode="lr-tb"/>
      <style:text-properties fo:color="#000000" style:font-name="Courier 10 Pitch" fo:font-size="12pt" fo:font-weight="normal" officeooo:rsid="001f1db4" officeooo:paragraph-rsid="00237d3d" fo:background-color="transparent" style:font-weight-asian="normal" style:font-weight-complex="normal"/>
    </style:style>
    <style:style style:name="P37" style:family="paragraph" style:parent-style-name="Normal">
      <style:paragraph-properties fo:text-align="start" style:justify-single-word="false" style:writing-mode="lr-tb"/>
      <style:text-properties fo:color="#000000" style:font-name="Arial2" fo:font-size="12pt" fo:font-weight="normal" officeooo:rsid="001a2007" officeooo:paragraph-rsid="0020da10" fo:background-color="transparent" style:font-weight-asian="normal" style:font-weight-complex="normal"/>
    </style:style>
    <style:style style:name="P38" style:family="paragraph" style:parent-style-name="Normal">
      <style:paragraph-properties fo:text-align="start" style:justify-single-word="false" style:writing-mode="lr-tb"/>
      <style:text-properties fo:color="#000000" style:font-name="Arial2" fo:font-size="12pt" fo:font-weight="normal" officeooo:rsid="001a2007" officeooo:paragraph-rsid="00256436" fo:background-color="transparent" style:font-weight-asian="normal" style:font-weight-complex="normal"/>
    </style:style>
    <style:style style:name="P39" style:family="paragraph" style:parent-style-name="Normal">
      <style:paragraph-properties fo:text-align="start" style:justify-single-word="false" style:writing-mode="lr-tb"/>
      <style:text-properties fo:color="#000000" style:font-name="Arial2" fo:font-size="12pt" fo:font-weight="normal" officeooo:rsid="001a2007" officeooo:paragraph-rsid="002737e2" fo:background-color="transparent" style:font-weight-asian="normal" style:font-weight-complex="normal"/>
    </style:style>
    <style:style style:name="P40" style:family="paragraph" style:parent-style-name="Normal">
      <style:paragraph-properties fo:text-align="start" style:justify-single-word="false" style:writing-mode="lr-tb"/>
      <style:text-properties fo:color="#000000" style:font-name="Arial2" fo:font-size="12pt" fo:font-weight="normal" officeooo:rsid="001f1db4" officeooo:paragraph-rsid="00256436" fo:background-color="transparent" style:font-weight-asian="normal" style:font-weight-complex="normal"/>
    </style:style>
    <style:style style:name="P41" style:family="paragraph" style:parent-style-name="Normal">
      <style:paragraph-properties fo:text-align="start" style:justify-single-word="false" style:writing-mode="lr-tb"/>
      <style:text-properties fo:color="#000000" style:font-name="Arial2" fo:font-size="12pt" fo:font-weight="normal" officeooo:rsid="00289160" officeooo:paragraph-rsid="00289160" fo:background-color="transparent" style:font-weight-asian="normal" style:font-weight-complex="normal"/>
    </style:style>
    <style:style style:name="P42" style:family="paragraph" style:parent-style-name="Normal">
      <style:paragraph-properties fo:text-align="start" style:justify-single-word="false" style:writing-mode="lr-tb"/>
      <style:text-properties fo:color="#000000" style:font-name="Arial2" fo:font-size="12pt" fo:font-weight="normal" officeooo:rsid="0020da10" officeooo:paragraph-rsid="002a7806" fo:background-color="transparent" style:font-weight-asian="normal" style:font-weight-complex="normal"/>
    </style:style>
    <style:style style:name="P43" style:family="paragraph" style:parent-style-name="Normal" style:list-style-name="L1">
      <style:paragraph-properties fo:text-align="start" style:justify-single-word="false" style:writing-mode="lr-tb"/>
      <style:text-properties style:font-name="Arial2" fo:font-weight="normal" officeooo:rsid="001cd61c" officeooo:paragraph-rsid="001cd61c" style:font-weight-asian="normal" style:font-weight-complex="normal"/>
    </style:style>
    <style:style style:name="P44" style:family="paragraph" style:parent-style-name="Normal">
      <style:paragraph-properties fo:text-align="start" style:justify-single-word="false" style:writing-mode="lr-tb"/>
      <style:text-properties style:font-name="Arial2" fo:font-weight="normal" officeooo:rsid="001cd61c" officeooo:paragraph-rsid="001cd61c" style:font-weight-asian="normal" style:font-weight-complex="normal"/>
    </style:style>
    <style:style style:name="P45" style:family="paragraph" style:parent-style-name="Normal">
      <style:paragraph-properties fo:text-align="start" style:justify-single-word="false" style:writing-mode="lr-tb"/>
      <style:text-properties style:font-name="Arial2" fo:font-weight="normal" officeooo:rsid="002f8e4f" officeooo:paragraph-rsid="002f8e4f" style:font-weight-asian="normal" style:font-weight-complex="normal"/>
    </style:style>
    <style:style style:name="P46" style:family="paragraph" style:parent-style-name="Normal">
      <style:paragraph-properties fo:text-align="start" style:justify-single-word="false" style:writing-mode="lr-tb"/>
      <style:text-properties style:font-name="Arial2" fo:font-weight="normal" officeooo:rsid="002f8e4f" officeooo:paragraph-rsid="00187053" style:font-weight-asian="normal" style:font-weight-complex="normal"/>
    </style:style>
    <style:style style:name="P47" style:family="paragraph" style:parent-style-name="Normal">
      <style:paragraph-properties fo:text-align="start" style:justify-single-word="false" style:writing-mode="lr-tb"/>
      <style:text-properties style:font-name="Arial2" fo:font-weight="normal" officeooo:rsid="002f8e4f" officeooo:paragraph-rsid="00368e72" style:font-weight-asian="normal" style:font-weight-complex="normal"/>
    </style:style>
    <style:style style:name="P48" style:family="paragraph" style:parent-style-name="Normal">
      <style:paragraph-properties fo:text-align="start" style:justify-single-word="false" style:writing-mode="lr-tb"/>
      <style:text-properties style:font-name="Arial2" fo:font-weight="normal" officeooo:rsid="00368e72" officeooo:paragraph-rsid="00368e72" style:font-weight-asian="normal" style:font-weight-complex="normal"/>
    </style:style>
    <style:style style:name="P49" style:family="paragraph" style:parent-style-name="Normal">
      <style:paragraph-properties fo:text-align="start" style:justify-single-word="false" style:writing-mode="lr-tb"/>
      <style:text-properties style:font-name="Arial2" fo:font-weight="normal" officeooo:rsid="001a2007" officeooo:paragraph-rsid="00187053" style:font-weight-asian="normal" style:font-weight-complex="normal"/>
    </style:style>
    <style:style style:name="P50" style:family="paragraph" style:parent-style-name="Normal">
      <style:paragraph-properties fo:text-align="start" style:justify-single-word="false" style:writing-mode="lr-tb"/>
      <style:text-properties style:font-name="Arial2" fo:font-weight="normal" officeooo:rsid="001a2007" officeooo:paragraph-rsid="00368e72" style:font-weight-asian="normal" style:font-weight-complex="normal"/>
    </style:style>
    <style:style style:name="P51" style:family="paragraph" style:parent-style-name="Normal">
      <style:paragraph-properties fo:text-align="start" style:justify-single-word="false" style:writing-mode="lr-tb"/>
      <style:text-properties style:font-name="Arial2" fo:font-weight="normal" officeooo:rsid="00383314" officeooo:paragraph-rsid="00393273" style:font-weight-asian="normal" style:font-weight-complex="normal"/>
    </style:style>
    <style:style style:name="P52" style:family="paragraph" style:parent-style-name="Normal">
      <style:paragraph-properties fo:text-align="start" style:justify-single-word="false" style:writing-mode="lr-tb"/>
      <style:text-properties style:font-name="Arial2" fo:font-weight="bold" officeooo:rsid="00383314" officeooo:paragraph-rsid="00383314" style:font-weight-asian="bold" style:font-weight-complex="bold"/>
    </style:style>
    <style:style style:name="P53" style:family="paragraph" style:parent-style-name="Normal">
      <style:paragraph-properties fo:text-align="start" style:justify-single-word="false" style:writing-mode="lr-tb"/>
      <style:text-properties fo:color="#000000" style:font-name="Courier 10 Pitch" fo:font-size="12pt" fo:font-weight="normal" officeooo:rsid="002f8e4f" officeooo:paragraph-rsid="00368e72" fo:background-color="transparent" style:font-weight-asian="normal" style:font-weight-complex="normal"/>
    </style:style>
    <style:style style:name="P54" style:family="paragraph" style:parent-style-name="Normal">
      <style:paragraph-properties fo:text-align="start" style:justify-single-word="false" style:writing-mode="lr-tb"/>
      <style:text-properties fo:color="#000000" style:font-name="Courier 10 Pitch" fo:font-size="12pt" fo:font-weight="normal" officeooo:rsid="00237d3d" officeooo:paragraph-rsid="00368e72" fo:background-color="transparent" style:font-weight-asian="normal" style:font-weight-complex="normal"/>
    </style:style>
    <style:style style:name="P55" style:family="paragraph" style:parent-style-name="Normal">
      <style:paragraph-properties fo:text-align="start" style:justify-single-word="false" style:writing-mode="lr-tb"/>
      <style:text-properties fo:color="#000000" style:font-name="Courier 10 Pitch" fo:font-size="12pt" fo:font-weight="normal" officeooo:rsid="00237d3d" officeooo:paragraph-rsid="00393273" fo:background-color="transparent" style:font-weight-asian="normal" style:font-weight-complex="normal"/>
    </style:style>
    <style:style style:name="P56" style:family="paragraph" style:parent-style-name="Normal">
      <style:paragraph-properties fo:text-align="start" style:justify-single-word="false" style:writing-mode="lr-tb"/>
      <style:text-properties fo:color="#000000" style:font-name="Courier 10 Pitch" fo:font-size="12pt" fo:font-weight="normal" officeooo:rsid="00237d3d" officeooo:paragraph-rsid="00383314" fo:background-color="transparent" style:font-weight-asian="normal" style:font-weight-complex="normal"/>
    </style:style>
    <style:style style:name="P57" style:family="paragraph" style:parent-style-name="Normal">
      <style:paragraph-properties fo:text-align="start" style:justify-single-word="false" style:writing-mode="lr-tb"/>
      <style:text-properties fo:color="#000000" style:font-name="Courier 10 Pitch" fo:font-size="12pt" fo:font-weight="normal" officeooo:rsid="003a4959" officeooo:paragraph-rsid="003a4959" fo:background-color="transparent" style:font-weight-asian="normal" style:font-weight-complex="normal"/>
    </style:style>
    <style:style style:name="P58" style:family="paragraph" style:parent-style-name="Normal">
      <style:paragraph-properties fo:text-align="start" style:justify-single-word="false" style:writing-mode="lr-tb"/>
      <style:text-properties fo:color="#000000" style:font-name="Arial2" fo:font-size="12pt" fo:font-weight="normal" officeooo:rsid="001a2007" officeooo:paragraph-rsid="00368e72" fo:background-color="transparent" style:font-weight-asian="normal" style:font-weight-complex="normal"/>
    </style:style>
    <style:style style:name="P59" style:family="paragraph" style:parent-style-name="Normal">
      <style:paragraph-properties fo:text-align="start" style:justify-single-word="false" style:writing-mode="lr-tb"/>
      <style:text-properties fo:color="#000000" style:font-name="Arial2" fo:font-size="12pt" fo:font-weight="normal" officeooo:rsid="001a2007" officeooo:paragraph-rsid="00393273" fo:background-color="transparent" style:font-weight-asian="normal" style:font-weight-complex="normal"/>
    </style:style>
    <style:style style:name="P60" style:family="paragraph" style:parent-style-name="Normal">
      <style:paragraph-properties fo:text-align="start" style:justify-single-word="false" style:writing-mode="lr-tb"/>
      <style:text-properties fo:color="#000000" style:font-name="Arial2" fo:font-size="12pt" fo:font-weight="normal" officeooo:rsid="00289160" officeooo:paragraph-rsid="00393273" fo:background-color="transparent" style:font-weight-asian="normal" style:font-weight-complex="normal"/>
    </style:style>
    <style:style style:name="P61" style:family="paragraph" style:parent-style-name="Normal">
      <style:paragraph-properties fo:text-align="start" style:justify-single-word="false" style:writing-mode="lr-tb"/>
      <style:text-properties fo:color="#000000" style:font-name="Arial2" fo:font-size="12pt" fo:font-weight="normal" officeooo:rsid="00393273" officeooo:paragraph-rsid="00393273" fo:background-color="transparent" style:font-weight-asian="normal" style:font-weight-complex="normal"/>
    </style:style>
    <style:style style:name="P62" style:family="paragraph" style:parent-style-name="Normal">
      <style:paragraph-properties fo:text-align="start" style:justify-single-word="false" style:writing-mode="lr-tb"/>
      <style:text-properties fo:color="#000000" style:font-name="Arial2" fo:font-size="12pt" fo:font-weight="normal" officeooo:rsid="003a4959" officeooo:paragraph-rsid="003a4959" fo:background-color="transparent" style:font-weight-asian="normal" style:font-weight-complex="normal"/>
    </style:style>
    <style:style style:name="P63" style:family="paragraph" style:parent-style-name="Normal">
      <style:paragraph-properties fo:text-align="start" style:justify-single-word="false" style:writing-mode="lr-tb"/>
      <style:text-properties style:font-name="Courier 10 Pitch" fo:font-weight="normal" officeooo:rsid="00368e72" officeooo:paragraph-rsid="00368e72" style:font-weight-asian="normal" style:font-weight-complex="normal"/>
    </style:style>
    <style:style style:name="P64" style:family="paragraph" style:parent-style-name="Normal">
      <style:paragraph-properties fo:text-align="start" style:justify-single-word="false" style:writing-mode="lr-tb"/>
      <style:text-properties officeooo:paragraph-rsid="0036f434"/>
    </style:style>
    <style:style style:name="P65" style:family="paragraph" style:parent-style-name="Normal">
      <style:paragraph-properties fo:text-align="start" style:justify-single-word="false" style:writing-mode="lr-tb"/>
      <style:text-properties fo:font-weight="bold" officeooo:rsid="0036f434" officeooo:paragraph-rsid="0036f43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df61" style:font-weight-asian="normal" style:font-weight-complex="normal"/>
    </style:style>
    <style:style style:name="T3" style:family="text">
      <style:text-properties fo:font-weight="normal" officeooo:rsid="00166ee8" style:font-weight-asian="normal" style:font-weight-complex="normal"/>
    </style:style>
    <style:style style:name="T4" style:family="text">
      <style:text-properties fo:font-weight="normal" officeooo:rsid="00174e99" style:font-weight-asian="normal" style:font-weight-complex="normal"/>
    </style:style>
    <style:style style:name="T5" style:family="text">
      <style:text-properties fo:font-weight="normal" officeooo:rsid="0017ab97" style:font-weight-asian="normal" style:font-weight-complex="normal"/>
    </style:style>
    <style:style style:name="T6" style:family="text">
      <style:text-properties fo:font-weight="normal" officeooo:rsid="00187053" style:font-weight-asian="normal" style:font-weight-complex="normal"/>
    </style:style>
    <style:style style:name="T7" style:family="text">
      <style:text-properties fo:font-weight="normal" officeooo:rsid="001a2007" style:font-weight-asian="normal" style:font-weight-complex="normal"/>
    </style:style>
    <style:style style:name="T8" style:family="text">
      <style:text-properties fo:font-weight="normal" officeooo:rsid="001e2db9" style:font-weight-asian="normal" style:font-weight-complex="normal"/>
    </style:style>
    <style:style style:name="T9" style:family="text">
      <style:text-properties officeooo:rsid="0014df61"/>
    </style:style>
    <style:style style:name="T10" style:family="text">
      <style:text-properties style:font-name="Arial2"/>
    </style:style>
    <style:style style:name="T11" style:family="text">
      <style:text-properties style:font-name="Arial2" fo:font-weight="normal" style:font-weight-asian="normal" style:font-weight-complex="normal"/>
    </style:style>
    <style:style style:name="T12" style:family="text">
      <style:text-properties style:font-name="Arial2" fo:font-weight="normal" officeooo:rsid="001cd61c" style:font-weight-asian="normal" style:font-weight-complex="normal"/>
    </style:style>
    <style:style style:name="T13" style:family="text">
      <style:text-properties style:font-name="Arial2" fo:font-weight="normal" officeooo:rsid="001dd2ef" style:font-weight-asian="normal" style:font-weight-complex="normal"/>
    </style:style>
    <style:style style:name="T14" style:family="text">
      <style:text-properties style:font-name="Arial2" officeooo:rsid="001cd61c"/>
    </style:style>
    <style:style style:name="T15" style:family="text">
      <style:text-properties style:font-name="Arial2" officeooo:rsid="00383314"/>
    </style:style>
    <style:style style:name="T16" style:family="text">
      <style:text-properties officeooo:rsid="00166ee8"/>
    </style:style>
    <style:style style:name="T17" style:family="text">
      <style:text-properties officeooo:rsid="0017ab97"/>
    </style:style>
    <style:style style:name="T18" style:family="text">
      <style:text-properties officeooo:rsid="001a2007"/>
    </style:style>
    <style:style style:name="T19" style:family="text">
      <style:text-properties fo:font-style="italic" fo:font-weight="normal" officeooo:rsid="001a2007" style:font-style-asian="italic" style:font-weight-asian="normal" style:font-style-complex="italic" style:font-weight-complex="normal"/>
    </style:style>
    <style:style style:name="T20" style:family="text">
      <style:text-properties fo:color="#000000" style:font-name="Arial2" fo:font-size="12pt" fo:font-weight="normal" officeooo:rsid="001cd61c" fo:background-color="transparent" loext:char-shading-value="0" style:font-weight-asian="normal" style:font-weight-complex="normal"/>
    </style:style>
    <style:style style:name="T21" style:family="text">
      <style:text-properties fo:color="#000000" fo:font-size="12pt" fo:background-color="transparent" loext:char-shading-value="0"/>
    </style:style>
    <style:style style:name="T22" style:family="text">
      <style:text-properties fo:color="#000000" fo:font-size="12pt" officeooo:rsid="0020da10" fo:background-color="transparent" loext:char-shading-value="0"/>
    </style:style>
    <style:style style:name="T23" style:family="text">
      <style:text-properties fo:color="#000000" fo:font-size="12pt" officeooo:rsid="0020f558" fo:background-color="transparent" loext:char-shading-value="0"/>
    </style:style>
    <style:style style:name="T24" style:family="text">
      <style:text-properties fo:color="#000000" fo:font-size="12pt" officeooo:rsid="00311967" fo:background-color="transparent" loext:char-shading-value="0"/>
    </style:style>
    <style:style style:name="T25" style:family="text">
      <style:text-properties fo:color="#000000" style:font-name="Courier 10 Pitch" fo:font-size="12pt" fo:background-color="transparent" loext:char-shading-value="0"/>
    </style:style>
    <style:style style:name="T26" style:family="text">
      <style:text-properties fo:color="#000000" style:font-name="Courier 10 Pitch" fo:font-size="12pt" officeooo:rsid="00237d3d" fo:background-color="transparent" loext:char-shading-value="0"/>
    </style:style>
    <style:style style:name="T27" style:family="text">
      <style:text-properties officeooo:rsid="001f1db4"/>
    </style:style>
    <style:style style:name="T28" style:family="text">
      <style:text-properties officeooo:rsid="00237d3d"/>
    </style:style>
    <style:style style:name="T29" style:family="text">
      <style:text-properties officeooo:rsid="00287e12"/>
    </style:style>
    <style:style style:name="T30" style:family="text">
      <style:text-properties officeooo:rsid="002c0762"/>
    </style:style>
    <style:style style:name="T31" style:family="text">
      <style:text-properties officeooo:rsid="002ed660"/>
    </style:style>
    <style:style style:name="T32" style:family="text">
      <style:text-properties officeooo:rsid="002f8e4f"/>
    </style:style>
    <style:style style:name="T33" style:family="text">
      <style:text-properties officeooo:rsid="00311967"/>
    </style:style>
    <style:style style:name="T34" style:family="text">
      <style:text-properties officeooo:rsid="0036f434"/>
    </style:style>
    <style:style style:name="T35" style:family="text">
      <style:text-properties officeooo:rsid="00393273"/>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rabajo Práctico </text:p>
      <text:p text:style-name="P4"><text:span text:style-name="T9">Programación de Sockets de Internet con Python</text:span> </text:p>
      <text:p text:style-name="P3">Arellano E. Nahuel</text:p>
      <text:p text:style-name="P2"><text:a xlink:type="simple" xlink:href="mailto:juanca87@hotmail.com" text:style-name="Internet_20_link" text:visited-style-name="Visited_20_Internet_20_Link"><text:span text:style-name="T1">nahuel.arellano@gmail.com</text:span></text:a></text:p>
      <text:p text:style-name="P5"/>
      <text:p text:style-name="P5"/>
      <text:p text:style-name="P8">1) <text:span text:style-name="T2">Analizando las capturas del echo se puede contemplar las diferencias entre los protocolos.</text:span></text:p>
      <text:p text:style-name="P21">En TCP se puede visualizar el Three-way handshake ( negociación en tres pasos ) y las confirmaciones de las tramas enviadas, mientras que en UDP solo se envia las tramas con mensaje sin confirmación. En ambos casos el mensaje viaja en texto plano.</text:p>
      <text:p text:style-name="P21"/>
      <text:p text:style-name="P6"><text:span text:style-name="T10">4) </text:span><text:span text:style-name="T11">Se desarrollo el programa eje4.py para calcular el RTT para los protocolos UDP y TCP.</text:span></text:p>
      <text:p text:style-name="P6"><text:span text:style-name="T11">Para su correcta ejecuci</text:span><text:span text:style-name="T13">ó</text:span><text:span text:style-name="T11">n deben cargarse los archivos IPsUDP.txt y IpsTCP.txt con la lista de ip separadas por “;” que se desea probar.</text:span></text:p>
      <text:p text:style-name="P19"/>
      <text:p text:style-name="P29">Opciones de ejecución:</text:p>
      <text:list xml:id="list8668789287215586367" text:style-name="L1">
        <text:list-item>
          <text:p text:style-name="P43">para udp:<text:tab/>python ejer4.py --udp [--segundos]</text:p>
        </text:list-item>
        <text:list-item>
          <text:p text:style-name="P43">para tcp:<text:tab/>python ejer4.py --tcp [--segundos]</text:p>
        </text:list-item>
        <text:list-item>
          <text:p text:style-name="P43">para ambos: python ejer4.py --udp --tcp [--segundos]</text:p>
        </text:list-item>
      </text:list>
      <text:p text:style-name="P19"/>
      <text:p text:style-name="P19"/>
      <text:p text:style-name="P13">UDP</text:p>
      <text:p text:style-name="P19">**********************************************</text:p>
      <text:p text:style-name="P19">Estadisticas IP: <text:s/>195.46.39.40</text:p>
      <text:p text:style-name="P19">Paquetes: enviados=13, Recibido=12, Perdido=1</text:p>
      <text:p text:style-name="P19">Promedio=239 ms</text:p>
      <text:p text:style-name="P19">**********************************************</text:p>
      <text:p text:style-name="P19">**********************************************</text:p>
      <text:p text:style-name="P19">Estadisticas IP: <text:s/>195.46.39.40</text:p>
      <text:p text:style-name="P19">Paquetes: enviados=13, Recibido=12, Perdido=1</text:p>
      <text:p text:style-name="P19">Promedio=239 ms</text:p>
      <text:p text:style-name="P19">**********************************************</text:p>
      <text:p text:style-name="P19">**********************************************</text:p>
      <text:p text:style-name="P19">Estadisticas IP: <text:s/>208.67.222.222</text:p>
      <text:p text:style-name="P19">Paquetes: enviados=18, Recibido=17, Perdido=1</text:p>
      <text:p text:style-name="P19">Promedio=169 ms</text:p>
      <text:p text:style-name="P19">**********************************************</text:p>
      <text:p text:style-name="P19">**********************************************</text:p>
      <text:p text:style-name="P19">Estadisticas IP: <text:s/>208.67.220.220</text:p>
      <text:p text:style-name="P19">Paquetes: enviados=18, Recibido=18, Perdido=0</text:p>
      <text:p text:style-name="P19">Promedio=169 ms</text:p>
      <text:p text:style-name="P19">**********************************************</text:p>
      <text:p text:style-name="P7"/>
      <text:p text:style-name="P13">TCP</text:p>
      <text:p text:style-name="P10"/>
      <text:p text:style-name="P19">**********************************************</text:p>
      <text:p text:style-name="P19">Estadisticas IP: <text:s/>www.google.com</text:p>
      <text:p text:style-name="P19">Paquetes: enviados=50, Recibido=50, Perdido=0</text:p>
      <text:p text:style-name="P19">Promedio=60 ms</text:p>
      <text:p text:style-name="P19">**********************************************</text:p>
      <text:p text:style-name="P19">**********************************************</text:p>
      <text:p text:style-name="P19"><text:soft-page-break/>Estadisticas IP: <text:s/>www.facebook.com</text:p>
      <text:p text:style-name="P19">Paquetes: enviados=45, Recibido=45, Perdido=0</text:p>
      <text:p text:style-name="P19">Promedio=66 ms</text:p>
      <text:p text:style-name="P19">**********************************************</text:p>
      <text:p text:style-name="P19">**********************************************</text:p>
      <text:p text:style-name="P19">Estadisticas IP: <text:s/>www.unlu.edu.ar</text:p>
      <text:p text:style-name="P19">Paquetes: enviados=59, Recibido=59, Perdido=0</text:p>
      <text:p text:style-name="P19">Promedio=51 ms</text:p>
      <text:p text:style-name="P19">**********************************************</text:p>
      <text:p text:style-name="P19">**********************************************</text:p>
      <text:p text:style-name="P19">Estadisticas IP: <text:s/>www.yahoo.com</text:p>
      <text:p text:style-name="P19">Paquetes: enviados=11, Recibido=11, Perdido=0</text:p>
      <text:p text:style-name="P19">Promedio=279 ms</text:p>
      <text:p text:style-name="P19">**********************************************</text:p>
      <text:p text:style-name="P30"/>
      <text:p text:style-name="P31"><text:span text:style-name="T11">Se puede observar que en promedio los tiempos de UDP son mayores que los de TCP, pero la mayor demora se produce contra el servidor web </text:span><text:a xlink:type="simple" xlink:href="http://www.yahoo.com/" text:style-name="Internet_20_link" text:visited-style-name="Visited_20_Internet_20_Link"><text:span text:style-name="T11">www.yahoo.com</text:span></text:a><text:span text:style-name="T11"> utilizando una conexión TCP, se puede deducir que el factor determinante en los retardos es la distancia.</text:span></text:p>
      <text:p text:style-name="P20"/>
      <text:p text:style-name="P9"><text:span text:style-name="T16">5</text:span>) <text:span text:style-name="T3">Se utilizo el </text:span><text:span text:style-name="T4">algoritmo de cifrado AES para resolver la problemática de encriptacion de </text:span><text:span text:style-name="T5">la</text:span><text:span text:style-name="T4"> autentificación que plantea el ejercicio.</text:span></text:p>
      <text:p text:style-name="P11"><text:span text:style-name="T1">Con AES se implemento una encriptación simétrica, donde los programas cliente </text:span><text:span text:style-name="T5">y servidor </text:span><text:span text:style-name="T1">acuerdan una clave pública para encriptar sus mensajes, en nuestro caso </text:span><text:span text:style-name="T5">solo para la</text:span><text:span text:style-name="T1"> etapa de autentificación del sistema, </text:span><text:span text:style-name="T5">el resto de los mensajes viajan en texto plano, a diferencia del proto</text:span><text:span text:style-name="T6">co</text:span><text:span text:style-name="T5">lo SSH donde toda la comunicación entre el cliente y servidor es segura.</text:span></text:p>
      <text:p text:style-name="P22"/>
      <text:p text:style-name="P14"><text:span text:style-name="T17">9</text:span>)<text:span text:style-name="T1"> </text:span><text:span text:style-name="T7">Para el desarrollo del chat un requisito que se presento, fue la necesidad de mantener en el servidor una lista dińamica de socket, con la finalidad de distribuir los mensajes y poder aceptar nuevas conexiones de los clientes, la solución fue implementada utilizando la llamada de sistema </text:span><text:span text:style-name="T19">select</text:span><text:span text:style-name="T7"> para recuperar las conexiones disponibles </text:span><text:span text:style-name="T8">para luego </text:span><text:span text:style-name="T7">realizar el tratamiento correspondiente.</text:span></text:p>
      <text:p text:style-name="P23"/>
      <text:p text:style-name="P15"><text:span text:style-name="T18">1</text:span>1) En este ejercicio el desafío es implementar fiabilidad, ordenamiento de PDUs y control de congestión sobre UDP. Escriba un cliente y servidor de archivos con las ideas explicadas en esta página http://gafferongames.com/networking-for-game-programmers/reliability-and-flow-control/ y luego haga una comparación con respecto a TCP.</text:p>
      <text:p text:style-name="P15"/>
      <text:p text:style-name="P37">Se ejecuta los scripts servidor_udp.py y cliente_udp.py utilizando la siguiente sintaxis:</text:p>
      <text:p text:style-name="P15"/>
      <text:p text:style-name="P32">python servidor_udp.py [-h] [--host HOST] [--port PORT]</text:p>
      <text:p text:style-name="P35">python cliente_udp.py <text:s/>[-h] [--host HOST] [--port PORT]</text:p>
      <text:p text:style-name="P15"/>
      <text:p text:style-name="P15"/>
      <text:p text:style-name="P24"><text:span text:style-name="T21">La pdu </text:span><text:span text:style-name="T22">del protocolo </text:span><text:span text:style-name="T23">se compone de la siguiente manera:</text:span></text:p>
      <text:p text:style-name="P26"># <text:s text:c="2"/>secuencia <text:s text:c="6"/><text:tab/>- int 4byte</text:p>
      <text:p text:style-name="P26"># <text:s text:c="2"/>ack <text:s text:c="12"/><text:tab/>- int 4byte</text:p>
      <text:p text:style-name="P26"># <text:s text:c="2"/>ack_bitfield <text:s text:c="3"/><text:tab/>- int 4byte</text:p>
      <text:p text:style-name="P26"># <text:s text:c="2"/>data <text:s text:c="11"/><text:tab/>- string</text:p>
      <text:p text:style-name="P15"/>
      <text:p text:style-name="P15"/>
      <text:p text:style-name="P23"/>
      <text:p text:style-name="P27"><text:soft-page-break/>La principal diferencia del protocolo desarrollado con respecto a TCP es que permite un flujo constante de envio de paquetes, lo que lo convierte en una solución muy buena para los juegos multiplayer en tiempo real.</text:p>
      <text:p text:style-name="P27">Uno de los inconvenientes de TCP es que ante la perdida de un paquete se detiene y espera el envio del paquete perdido, esto genera <text:span text:style-name="T30">un</text:span> retardo <text:span text:style-name="T30">significativo</text:span> para sistemas que requieren de tiempo real.</text:p>
      <text:p text:style-name="P23"/>
      <text:p text:style-name="P17">12) Analice los requerimientos de un sistema de archivos distribuidos y escriba un programa que permita mantener sincronizado un directorio y todo su contenido replicado en varios equipos. Se deben contemplar los requerimientos de Transparencia, Replicación y Tolerancia a fallos. La funcionalidad del cliente debe ser provista a través de una terminal y debe poseer los comandos básicos de una terminal UNIX para</text:p>
      <text:p text:style-name="P17">listar, copiar, mover, etc.</text:p>
      <text:p text:style-name="P17"/>
      <text:p text:style-name="P38">Se ejecuta los scripts nodo_master.py y nodo_slave.py utilizando la siguiente sintaxis:</text:p>
      <text:p text:style-name="P41">El HOST y PORT corresponden al socket donde va a escuchar el servidor.</text:p>
      <text:p text:style-name="P16"/>
      <text:p text:style-name="P36">python <text:span text:style-name="T28">nodo_master.py <text:tab/>[-h] [--host HOST] [--port PORT]</text:span></text:p>
      <text:p text:style-name="P33">python <text:span text:style-name="T28">nodo_slave.py <text:tab/>[-h] [--host HOST] [--port PORT]</text:span></text:p>
      <text:p text:style-name="P33"/>
      <text:p text:style-name="P39">Se ejecuta <text:span text:style-name="T29">el</text:span> scripts client_remote.py utilizando la siguiente sintaxis:</text:p>
      <text:p text:style-name="P41">El HOST y PORT corresponden al master.</text:p>
      <text:p text:style-name="P41"/>
      <text:p text:style-name="P34"><text:span text:style-name="T27">python </text:span>client_remote.py <text:tab/>[-h] [--host HOST] [--port PORT]</text:p>
      <text:p text:style-name="P34"/>
      <text:p text:style-name="P25"><text:span text:style-name="T21">La pdu </text:span><text:span text:style-name="T22">del protocolo </text:span><text:span text:style-name="T23">se compone de la siguiente manera:</text:span></text:p>
      <text:p text:style-name="P40"># <text:s text:c="2"/>id_nodo <text:s text:c="6"/><text:tab/>- int 4byte</text:p>
      <text:p text:style-name="P40"># <text:s text:c="2"/>accion <text:s text:c="12"/><text:tab/>- int 4byte</text:p>
      <text:p text:style-name="P40"># <text:s text:c="2"/>bytes_path <text:s/><text:tab/>- int 4byte</text:p>
      <text:p text:style-name="P40"># <text:s text:c="2"/>path<text:tab/><text:tab/>- string</text:p>
      <text:p text:style-name="P40"># <text:s text:c="2"/>bytes <text:s text:c="2"/><text:tab/><text:tab/>- int 4byte</text:p>
      <text:p text:style-name="P40"># <text:s text:c="2"/>data <text:s text:c="11"/><text:tab/>- string</text:p>
      <text:p text:style-name="P40"/>
      <text:p text:style-name="P16"/>
      <text:p text:style-name="P42"><draw:frame draw:style-name="fr1" draw:name="Object1" text:anchor-type="paragraph" svg:width="7.0717in" svg:height="1.8354in" draw:z-index="0"><draw:object xlink:href="./Object 1" xlink:type="simple" xlink:show="embed" xlink:actuate="onLoad"/><draw:image xlink:href="./ObjectReplacements/Object 1" xlink:type="simple" xlink:show="embed" xlink:actuate="onLoad"/></draw:frame></text:p>
      <text:p text:style-name="P42"/>
      <text:p text:style-name="P23"/>
      <text:p text:style-name="P18">13) Escriba un programa que implemente un anillo lógico como se muestra en la figura. Cada proceso en un host diferente tiene un ID (único) y cada uno puede transmitir cuando le llega el turno (secuencial).</text:p>
      <text:p text:style-name="P18">Cuando se envía un mensaje se debe incluir a qué ID va dirigido y siempre se reenvía en anillo – por ejemplo – hacia el nodo de la izquierda. El mensaje deber circular hasta llegar nuevamente al nodo que lo originó quien dará lugar a que transmita el siguiente <text:soft-page-break/>(similar al protocolo Token Ring). Cada nodo lee de un archivo la lista de mensajes que tiene que transmitir. Los programas finalizan su ejecución cuando el nodo con ID = 0 envía un comando de finalización. Usted debe definir el protocolo de aplicación, tanto la estructura de datos como el comportamiento ante cada situación. Trate de escribir su especificación en formato de RFC.</text:p>
      <text:p text:style-name="P23"/>
      <text:p text:style-name="P48"><text:span text:style-name="T21">Para resolver el problema planteado en el ejercicio se definio el protocolo de aplicación Protocolo Anillo Lógico. Su especificación, en formato RFC, es la siguiente: </text:span></text:p>
      <text:p text:style-name="P23"/>
      <text:p text:style-name="P46"/>
      <text:p text:style-name="P63">Protocolo Anillo Lógico</text:p>
      <text:p text:style-name="P63"/>
      <text:p text:style-name="P63">Introducción</text:p>
      <text:p text:style-name="P63"/>
      <text:p text:style-name="P63">El protocolo esta diseñado para el intercambio de mensajes dentro de un anillo lógico.</text:p>
      <text:p text:style-name="P63">Este protocolo utiliza como protocolo subyacente al protocolo de control de transmisión (TCP).</text:p>
      <text:p text:style-name="P63"/>
      <text:p text:style-name="P63">Formato</text:p>
      <text:p text:style-name="P63"/>
      <text:p text:style-name="P63"><text:s text:c="3"/>0 <text:s text:c="18"/>1 <text:s text:c="18"/>2 <text:s text:c="18"/>3</text:p>
      <text:p text:style-name="P63"><text:s text:c="3"/>0 1 2 3 4 5 6 7 8 9 0 1 2 3 4 5 6 7 8 9 0 1 2 3 4 5 6 7 8 9 0 1</text:p>
      <text:p text:style-name="P63"><text:s text:c="2"/>+-+-+-+-+-+-+-+-+-+-+-+-+-+-+-+-+-+-+-+-+-+-+-+-+-+-+-+-+-+-+-+-+</text:p>
      <text:p text:style-name="P63"><text:s text:c="2"/>|ID_SCR |ID_DST |T|A|F|Len dat| <text:s text:c="9"/>datos <text:s text:c="17"/>|</text:p>
      <text:p text:style-name="P63"><text:s text:c="2"/>+-+-+-+-+-+-+-+-+-+-+-+-+-+-+-+</text:p>
      <text:p text:style-name="P63"><text:s text:c="2"/>\ <text:s text:c="62"/>\</text:p>
      <text:p text:style-name="P63"><text:s text:c="2"/>\ <text:s text:c="62"/>\</text:p>
      <text:p text:style-name="P63"><text:s text:c="2"/>| <text:s text:c="28"/>datos <text:s text:c="28"/>|</text:p>
      <text:p text:style-name="P63"><text:s text:c="2"/>+-+-+-+-+-+-+-+-+-+-+-+-+-+-+-+-+-+-+-+-+-+-+-+-+-+-+-+-+-+-+-+-+</text:p>
      <text:p text:style-name="P63"/>
      <text:p text:style-name="P63"/>
      <text:p text:style-name="P63">Campos</text:p>
      <text:p text:style-name="P63"/>
      <text:p text:style-name="P63">ID_SCR: Id del nodo origen. Puede tomar valores del 0 al 4294967295</text:p>
      <text:p text:style-name="P63">ID_DST: Id del nodo destino. Puede tomar valores del 0 al 4294967295</text:p>
      <text:p text:style-name="P63">T: Flag de turno. Indica que el nodo puede <text:span text:style-name="T34">o no</text:span> enviar mensajes.</text:p>
      <text:p text:style-name="P63">A: Flag de ACK. Indica que el nodo recibio el mensaje.</text:p>
      <text:p text:style-name="P63">F: Flag de finalización. Indica que se termino la comunicación entre los nodos.</text:p>
      <text:p text:style-name="P63">Len dat: Longitud de datos del mensaje expresada en bytes.</text:p>
      <text:p text:style-name="P28"/>
      <text:p text:style-name="P28"/>
      <text:p text:style-name="P28"/>
      <text:p text:style-name="P28"/>
      <text:p text:style-name="P23"/>
      <text:p text:style-name="P23"/>
      <text:p text:style-name="P23"/>
      <text:p text:style-name="P23"/>
      <text:p text:style-name="P23"/>
      <text:p text:style-name="P58"/>
      <text:p text:style-name="P58"><text:soft-page-break/></text:p>
      <text:p text:style-name="P58"/>
      <text:p text:style-name="P58"/>
      <text:p text:style-name="P58"><text:span text:style-name="T32">Se ejecuta el script por cada nodo que queremos generar </text:span>utilizando la siguiente sintaxis:</text:p>
      <text:p text:style-name="P58"/>
      <text:p text:style-name="P54"><text:span text:style-name="T31">python </text:span>nodo.py [-h] [--id ID] [--id_dst ID_DST]</text:p>
      <text:p text:style-name="P50"/>
      <text:p text:style-name="P47">El <text:span text:style-name="T33">nodo y el nodo destino</text:span> debe<text:span text:style-name="T33">n estar configurados en el archivo </text:span><text:span text:style-name="T26">config.in</text:span><text:span text:style-name="T25">i</text:span></text:p>
      <text:p text:style-name="P53"/>
      <text:p text:style-name="P47"><text:span text:style-name="T25">[nodoX] <text:tab/><text:tab/><text:tab/><text:tab/></text:span><text:span text:style-name="T24">#Donde</text:span><text:span text:style-name="T21"> X </text:span><text:span text:style-name="T24">es el Id del nodo</text:span></text:p>
      <text:p text:style-name="P53">host = 127.0.0.1</text:p>
      <text:p text:style-name="P47"><text:span text:style-name="T25">port = 8000</text:span><text:span text:style-name="T21"> </text:span></text:p>
      <text:p text:style-name="P23"/>
      <text:p text:style-name="P65"><text:span text:style-name="T14">14</text:span><text:span text:style-name="T15">)</text:span><text:span text:style-name="T14"> Escriba un programa que implemente 3 tipos de nodos diferentes: Nodo master, Nodo de mapeo y Nodo de reducción. El nodo master, será el encargado de recibir un archivo de texto sin formato de al menos 5MB y deberá dividirlo a lo sumo en la mitad de nodos de mapeo que tiene la red y asignar una porción del archivo a cada nodo de mapeo. Una misma porción podrá ser asignada a más de un nodo de mapeo en simultáneo. Cada uno de estos nodos de mapeo deberá construir una estructura &lt;termino: frecuencia&gt; para esa porción de documento recibida. Al terminar la tarea el nodo anunciará la finalización de la tarea al nodo de reducción y si este se lo permite le enviará la estructura generada.</text:span></text:p>
      <text:p text:style-name="P65"><text:span text:style-name="T14">Por último, el nodo de reducción será el encargado de generar una única estructura con todos los índices recibidos.</text:span></text:p>
      <text:p text:style-name="P64"><text:span text:style-name="T12"/></text:p>
      <text:p text:style-name="P64"><text:span text:style-name="T12">S</text:span><text:span text:style-name="T20">e realizo el desarrollo de los nodos master, mapper y reducer y se realizaron pruebas con el texto del Quijote de Cervantes.</text:span></text:p>
      <text:p text:style-name="P12"/>
      <text:p text:style-name="P20">Modo de Uso en consola:</text:p>
      <text:p text:style-name="P20">Setear variables de configuracion en el archivo 'config.ini'</text:p>
      <text:p text:style-name="P20"/>
      <text:p text:style-name="P20">Ejecutar los mappers</text:p>
      <text:p text:style-name="P20">Toma variable de conexion (host, port) por parametro, deben coincidir con las </text:p>
      <text:p text:style-name="P20">seteadas en el archivo de configuracion para poder establecer comunicacion con</text:p>
      <text:p text:style-name="P20">los otros nodos.</text:p>
      <text:p text:style-name="P20"/>
      <text:p text:style-name="P20">#nodos mappers</text:p>
      <text:p text:style-name="P20">python nodo_mapper.py [-h] host port </text:p>
      <text:p text:style-name="P20"/>
      <text:p text:style-name="P20">Ejecutar reducer</text:p>
      <text:p text:style-name="P20">Toma la configuracion desde archivo 'config.ini'.</text:p>
      <text:p text:style-name="P20">Sin variables por parametros</text:p>
      <text:p text:style-name="P20"/>
      <text:p text:style-name="P20">#nodo reducer</text:p>
      <text:p text:style-name="P20">python nodo_reducer.py</text:p>
      <text:p text:style-name="P20"/>
      <text:p text:style-name="P20">Ejecutar master</text:p>
      <text:p text:style-name="P20">Toma la configuracion desde archivo 'config.ini'. </text:p>
      <text:p text:style-name="P20">Debe ingresarse por parametro el archivo entrada a procesar y el archivo salida donde devolvera el resultado.</text:p>
      <text:p text:style-name="P20"/>
      <text:p text:style-name="P20">#nodo master</text:p>
      <text:p text:style-name="P20"><text:soft-page-break/>nodo_master.py [-h] in_file out_file</text:p>
      <text:p text:style-name="P20"/>
      <text:p text:style-name="P52">15. Escribir un programa que permita mantener un índice distribuido de documentos. Cada nodo de la red debe ser capas de encontrar nodos conectados en el mismo segmento de red e intercambiar información acerca de los documentos que tiene disponibles. También se deberá poder emitir un listado que muestre para cada documento en qué nodo esta este disponible.</text:p>
      <text:p text:style-name="P52"/>
      <text:p text:style-name="P59">Se ejecuta los scripts nodo.py utilizando la siguiente sintaxis:</text:p>
      <text:p text:style-name="P51"/>
      <text:p text:style-name="P55"><text:span text:style-name="T35">python </text:span>nodo.py [-h] [--host HOST] [--port PORT] [--folder FOLDER] </text:p>
      <text:p text:style-name="P56"/>
      <text:p text:style-name="P60">El HOST y PORT corresponden al socket donde <text:span text:style-name="T35">se </text:span>va a <text:span text:style-name="T35">brindar servicio</text:span> <text:span text:style-name="T35">y FOLDER a la carpeta que se quiere indexar.</text:span></text:p>
      <text:p text:style-name="P61">Los puerto permitidos son el 8000, 8001, 8002, 8003, 8004 y 8005.</text:p>
      <text:p text:style-name="P62">Para poder encontrar los nodos conectados en el mismo segmento de red se utilizo un socket SOCK_DGRAM configurado como SO_BROADCAST.</text:p>
      <text:p text:style-name="P57"/>
      <text:p text:style-name="P57">ej.:</text:p>
      <text:p text:style-name="P57"/>
      <text:p text:style-name="P55">python nodo.py --port 8000 --folder Folder/ <text:s/></text:p>
      <text:p text:style-name="P55">python nodo.py --port 800<text:span text:style-name="T35">1</text:span> --folder Folder<text:span text:style-name="T35">2</text:span>/ <text:s/></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OpenSymbol" svg:font-family="OpenSymbol"/>
    <style:font-face style:name="Times New Roman1" svg:font-family="'Times New 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marker draw:name="Fin_20_de_20_línea_20_1" draw:display-name="Fin de línea 1"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1" fo:font-family="'Times New Roman'" fo:font-size="12pt" fo:font-weight="normal" fo:background-color="transparen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902in" fo:margin-bottom="0.5902in" fo:margin-left="0.5902in" fo:margin-right="0.5902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Right_20_Page" style:display-name="Right Page" style:page-layout-name="Mpm2"/>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Ubuntu </meta:initial-creator>
    <meta:creation-date>2011-04-28T11:12:48</meta:creation-date>
    <dc:date>2018-01-07T04:00:52.424483916</dc:date>
    <meta:editing-duration>PT19H32M4S</meta:editing-duration>
    <meta:editing-cycles>224</meta:editing-cycles>
    <meta:generator>LibreOffice/5.1.6.2$Linux_X86_64 LibreOffice_project/10m0$Build-2</meta:generator>
    <meta:document-statistic meta:table-count="0" meta:image-count="0" meta:object-count="1" meta:page-count="6" meta:paragraph-count="146" meta:word-count="1548" meta:character-count="10644" meta:non-whitespace-character-count="88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2.46pt"/>
    </style:style>
    <style:style style:name="co2" style:family="table-column">
      <style:table-column-properties fo:break-before="auto" style:column-width="157.69pt"/>
    </style:style>
    <style:style style:name="co3" style:family="table-column">
      <style:table-column-properties fo:break-before="auto" style:column-width="411.45pt"/>
    </style:style>
    <style:style style:name="co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font-name="Arial" fo:font-size="12pt" fo:language="es" fo:country="AR"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vertical-align="middle"/>
      <style:text-properties fo:color="#000000" style:text-outline="false" style:text-line-through-style="none" style:text-line-through-type="none" style:font-name="Arial" fo:font-size="12pt" fo:language="es" fo:country="A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fo:color="#000000" style:text-outline="false" style:text-line-through-style="none" style:text-line-through-type="none" style:font-name="Arial" fo:font-size="12pt" fo:language="es" fo:country="A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style>
    <style:style style:name="ce5" style:family="table-cell" style:parent-style-name="Default">
      <style:table-cell-properties fo:wrap-option="wrap" fo:border="0.06pt solid #000000"/>
      <style:text-properties fo:color="#000000" style:text-outline="false" style:text-line-through-style="none" style:text-line-through-type="none" style:font-name="Arial" fo:font-size="12pt" fo:language="es" fo:country="A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calcext:value-type="string">
            <text:p>#NRO</text:p>
          </table:table-cell>
          <table:table-cell table:style-name="ce1" office:value-type="string" calcext:value-type="string">
            <text:p>ACCION </text:p>
          </table:table-cell>
          <table:table-cell table:style-name="ce4"/>
        </table:table-row>
        <table:table-row table:style-name="ro2">
          <table:table-cell table:style-name="ce2" office:value-type="float" office:value="0" calcext:value-type="float">
            <text:p>0</text:p>
          </table:table-cell>
          <table:table-cell table:style-name="ce2" office:value-type="string" calcext:value-type="string">
            <text:p>ACCION_REGISTRAR</text:p>
          </table:table-cell>
          <table:table-cell table:style-name="ce5" office:value-type="string" calcext:value-type="string">
            <text:p>Esta acción permite al nodo master registrar en que ip y puerto brinda servicio los nodos slave. Tambien le asigna un número de identificación</text:p>
          </table:table-cell>
        </table:table-row>
        <table:table-row table:style-name="ro1">
          <table:table-cell office:value-type="float" office:value="1" calcext:value-type="float">
            <text:p>1</text:p>
          </table:table-cell>
          <table:table-cell office:value-type="string" calcext:value-type="string">
            <text:p>ACCION_REMOTO</text:p>
          </table:table-cell>
          <table:table-cell office:value-type="string" calcext:value-type="string">
            <text:p>Permite resolver las peticiones del cliente remoto.</text:p>
          </table:table-cell>
        </table:table-row>
        <table:table-row table:style-name="ro1">
          <table:table-cell office:value-type="float" office:value="2" calcext:value-type="float">
            <text:p>2</text:p>
          </table:table-cell>
          <table:table-cell office:value-type="string" calcext:value-type="string">
            <text:p>ACCION_COPIAR</text:p>
          </table:table-cell>
          <table:table-cell office:value-type="string" calcext:value-type="string">
            <text:p>Realiza la replicacion del directorio master al nodo slave</text:p>
          </table:table-cell>
        </table:table-row>
        <table:table-row table:style-name="ro1">
          <table:table-cell office:value-type="float" office:value="3" calcext:value-type="float">
            <text:p>3</text:p>
          </table:table-cell>
          <table:table-cell office:value-type="string" calcext:value-type="string">
            <text:p>AGREGAR_ARCHIVO</text:p>
          </table:table-cell>
          <table:table-cell office:value-type="string" calcext:value-type="string">
            <text:p>Notifica ubicación y datos del archivo a agregar.</text:p>
          </table:table-cell>
        </table:table-row>
        <table:table-row table:style-name="ro1">
          <table:table-cell office:value-type="float" office:value="4" calcext:value-type="float">
            <text:p>4</text:p>
          </table:table-cell>
          <table:table-cell office:value-type="string" calcext:value-type="string">
            <text:p>ELIMINAR_ARCHIVO</text:p>
          </table:table-cell>
          <table:table-cell office:value-type="string" calcext:value-type="string">
            <text:p>Notifica ubicación del archivo a eliminar</text:p>
          </table:table-cell>
        </table:table-row>
        <table:table-row table:style-name="ro1">
          <table:table-cell office:value-type="float" office:value="5" calcext:value-type="float">
            <text:p>5</text:p>
          </table:table-cell>
          <table:table-cell office:value-type="string" calcext:value-type="string">
            <text:p>MODIFICAR_ARCHIVO</text:p>
          </table:table-cell>
          <table:table-cell office:value-type="string" calcext:value-type="string">
            <text:p>Notifica ubicación y datos del archivo a modifica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2">00/00/0000</text:date>, <text:time style:data-style-name="N2" text:time-value="09:26:53.239622091">00:00:00</text:time></text:p>
        </style:region-right>
      </style:header>
      <style:header-left style:display="false"/>
      <style:footer>
        <text:p>Page <text:page-number>1</text:page-number> / <text:page-count>99</text:page-count></text:p>
      </style:footer>
      <style:footer-left style:display="false"/>
    </style:master-page>
  </office:master-styles>
</office:document-styles>
</file>